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Frutiger LT Std 45 Light" svg:font-family="Frutiger LT Std 45 Light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a" style:num-letter-sync="true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bullet text:level="2" text:style-name="WW_CharLFO2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bullet text:level="2" text:style-name="WW_CharLFO3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format="a" style:num-letter-sync="true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bullet text:level="2" text:style-name="WW_CharLFO4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  <style:text-properties style:font-name="Arial" style:font-name-complex="Arial" fo:font-weight="bold" style:font-weight-asian="bold" style:font-weight-complex="bold" fo:text-transform="uppercase" fo:font-size="14pt" style:font-size-asian="14pt" style:font-size-complex="14pt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text-transform="uppercase" fo:font-size="14pt" style:font-size-asian="14pt" style:font-size-complex="14pt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text-transform="uppercase" fo:font-size="14pt" style:font-size-asian="14pt" style:font-size-complex="14pt"/>
    </style:style>
    <style:style style:name="T10" style:parent-style-name="DefaultParagraphFont" style:family="text">
      <style:text-properties style:font-name="Arial" style:font-name-complex="Arial" fo:font-weight="bold" style:font-weight-asian="bold" style:font-weight-complex="bold" fo:text-transform="uppercase" fo:font-size="14pt" style:font-size-asian="14pt" style:font-size-complex="14pt"/>
    </style:style>
    <style:style style:name="P11" style:parent-style-name="Normal" style:family="paragraph">
      <style:paragraph-properties fo:margin-top="0.0833in" fo:margin-bottom="0.1666in" fo:line-height="115%"/>
      <style:text-properties style:font-name="Arial" style:font-name-complex="Arial" fo:font-style="italic" style:font-style-asian="italic" style:font-style-complex="italic"/>
    </style:style>
    <style:style style:name="P12" style:parent-style-name="Normal" style:family="paragraph">
      <style:paragraph-properties fo:margin-bottom="0.1666in"/>
    </style:style>
    <style:style style:name="T13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P14" style:parent-style-name="Normal" style:family="paragraph">
      <style:paragraph-properties fo:margin-bottom="0.1666in"/>
    </style:style>
    <style:style style:name="T15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16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17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18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19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0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1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2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3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4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P25" style:parent-style-name="Normal" style:family="paragraph">
      <style:paragraph-properties fo:margin-bottom="0.1666in"/>
    </style:style>
    <style:style style:name="T26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7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8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29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30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31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32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33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P34" style:parent-style-name="Normal" style:family="paragraph">
      <style:paragraph-properties fo:margin-bottom="0.1666in"/>
      <style:text-properties style:font-name="Arial" style:font-name-complex="Arial" fo:font-weight="bold" style:font-weight-asian="bold" style:font-weight-complex="bold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7" style:parent-style-name="Normal" style:family="paragraph">
      <style:paragraph-properties fo:margin-bottom="0.1666in"/>
      <style:text-properties style:font-name="Arial" style:font-name-complex="Arial" fo:font-weight="bold" style:font-weight-asian="bold" style:font-weight-complex="bold"/>
    </style:style>
    <style:style style:name="P38" style:parent-style-name="Normal" style:family="paragraph">
      <style:paragraph-properties fo:margin-bottom="0.1666in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0" style:parent-style-name="Hyperlink" style:family="text">
      <style:text-properties style:font-name="Arial"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2" style:parent-style-name="normaltextrun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T43" style:parent-style-name="Hyperlink" style:family="text">
      <style:text-properties style:font-name="Arial" style:font-name-complex="Arial" fo:font-weight="bold" style:font-weight-asian="bold" style:font-weight-complex="bold" fo:background-color="#FFFFFF"/>
    </style:style>
    <style:style style:name="P44" style:parent-style-name="Normal" style:family="paragraph">
      <style:paragraph-properties fo:margin-top="0.0833in" fo:margin-bottom="0.0833in" fo:line-height="115%">
        <style:tab-stops>
          <style:tab-stop style:type="left" style:leader-style="dotted" style:leader-text="." style:position="7.2847in"/>
        </style:tab-stops>
      </style:paragraph-properties>
      <style:text-properties style:font-name="Arial" style:font-name-complex="Arial"/>
    </style:style>
    <style:style style:name="P45" style:parent-style-name="Normal" style:family="paragraph">
      <style:paragraph-properties fo:margin-top="0.0833in" fo:margin-bottom="0.0833in" fo:line-height="115%" fo:margin-left="0.2479in" fo:text-indent="-0.2479in">
        <style:tab-stops>
          <style:tab-stop style:type="left" style:leader-style="dotted" style:leader-text="." style:position="7.0368in"/>
        </style:tab-stops>
      </style:paragraph-properties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/>
    </style:style>
    <style:style style:name="P56" style:parent-style-name="Normal" style:family="paragraph">
      <style:paragraph-properties fo:margin-top="0.0833in" fo:margin-bottom="0.0833in" fo:line-height="115%">
        <style:tab-stops>
          <style:tab-stop style:type="left" style:leader-style="dotted" style:leader-text="." style:position="7.2847in"/>
        </style:tab-stops>
      </style:paragraph-properties>
      <style:text-properties style:font-name="Arial" style:font-name-complex="Arial"/>
    </style:style>
    <style:style style:name="P57" style:parent-style-name="Normal" style:family="paragraph">
      <style:paragraph-properties fo:margin-top="0.0833in" fo:margin-bottom="0.0833in" fo:line-height="115%" fo:margin-left="0.2479in" fo:text-indent="-0.2479in">
        <style:tab-stops>
          <style:tab-stop style:type="left" style:leader-style="dotted" style:leader-text="." style:position="7.0368in"/>
        </style:tab-stops>
      </style:paragraph-properties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6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7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71" style:parent-style-name="DefaultParagraphFont" style:family="text">
      <style:text-properties style:font-name="Arial" style:font-name-complex="Aria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P80" style:parent-style-name="Normal" style:family="paragraph">
      <style:paragraph-properties fo:margin-top="0.0833in" fo:margin-bottom="0.0833in" fo:line-height="115%">
        <style:tab-stops>
          <style:tab-stop style:type="left" style:leader-style="dotted" style:leader-text="." style:position="7.2847in"/>
        </style:tab-stops>
      </style:paragraph-properties>
      <style:text-properties style:font-name="Arial" style:font-name-complex="Arial"/>
    </style:style>
    <style:style style:name="P81" style:parent-style-name="Normal" style:family="paragraph">
      <style:paragraph-properties fo:margin-top="0.0833in" fo:margin-bottom="0.0833in" fo:line-height="115%" fo:margin-left="0.2479in" fo:text-indent="-0.2479in">
        <style:tab-stops>
          <style:tab-stop style:type="left" style:leader-style="dotted" style:leader-text="." style:position="4.8708in"/>
          <style:tab-stop style:type="left" style:leader-style="dotted" style:leader-text="." style:position="7.0368in"/>
        </style:tab-stops>
      </style:paragraph-properties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91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92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93" style:parent-style-name="DefaultParagraphFont" style:family="text">
      <style:text-properties style:font-name="Arial" style:font-name-complex="Arial"/>
    </style:style>
    <style:style style:name="P94" style:parent-style-name="Normal" style:family="paragraph">
      <style:paragraph-properties fo:line-height="115%" fo:margin-left="0.2479in" fo:text-indent="-0.2479in">
        <style:tab-stops>
          <style:tab-stop style:type="right" style:leader-style="dotted" style:leader-text="·" style:position="7.0201in"/>
        </style:tab-stops>
      </style:paragraph-properties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P98" style:parent-style-name="Normal" style:family="paragraph">
      <style:paragraph-properties fo:line-height="115%" fo:margin-left="0.2479in" fo:text-indent="-0.2479in">
        <style:tab-stops>
          <style:tab-stop style:type="right" style:leader-style="dotted" style:leader-text="·" style:position="7.0201in"/>
        </style:tab-stops>
      </style:paragraph-properties>
    </style:style>
    <style:style style:name="T99" style:parent-style-name="DefaultParagraphFont" style:family="text">
      <style:text-properties style:font-name="Arial" style:font-name-complex="Aria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Arial" style:font-name-complex="Arial"/>
    </style:style>
    <style:style style:name="P106" style:parent-style-name="Normal" style:family="paragraph">
      <style:paragraph-properties fo:margin-bottom="0.0833in" fo:line-height="115%" fo:margin-left="0.2479in">
        <style:tab-stops>
          <style:tab-stop style:type="left" style:leader-style="dotted" style:leader-text="." style:position="7.0368in"/>
        </style:tab-stops>
      </style:paragraph-properties>
      <style:text-properties style:font-name="Arial" style:font-name-complex="Arial" fo:font-style="italic" style:font-style-asian="italic" style:font-style-complex="italic"/>
    </style:style>
    <style:style style:name="P107" style:parent-style-name="Normal" style:family="paragraph">
      <style:paragraph-properties fo:margin-bottom="0.0833in" fo:line-height="115%" fo:margin-left="0.2479in">
        <style:tab-stops>
          <style:tab-stop style:type="left" style:leader-style="dotted" style:leader-text="." style:position="7.0368in"/>
        </style:tab-stops>
      </style:paragraph-properties>
    </style:style>
    <style:style style:name="T108" style:parent-style-name="DefaultParagraphFont" style:family="text">
      <style:text-properties style:font-name="Arial" style:font-name-complex="Arial"/>
    </style:style>
    <style:style style:name="T109" style:parent-style-name="DefaultParagraphFont" style:family="text">
      <style:text-properties style:font-name="Arial" style:font-name-complex="Arial"/>
    </style:style>
    <style:style style:name="T110" style:parent-style-name="DefaultParagraphFont" style:family="text">
      <style:text-properties style:font-name="Arial" style:font-name-complex="Arial"/>
    </style:style>
    <style:style style:name="T111" style:parent-style-name="DefaultParagraphFont" style:family="text">
      <style:text-properties style:font-name="Arial" style:font-name-complex="Arial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Arial" style:font-name-complex="Arial"/>
    </style:style>
    <style:style style:name="T114" style:parent-style-name="DefaultParagraphFont" style:family="text">
      <style:text-properties style:font-name="Arial" style:font-name-complex="Arial"/>
    </style:style>
    <style:style style:name="T115" style:parent-style-name="DefaultParagraphFont" style:family="text">
      <style:text-properties style:font-name="Arial" style:font-name-complex="Aria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Arial" style:font-name-complex="Aria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Arial" style:font-name-complex="Arial"/>
    </style:style>
    <style:style style:name="P126" style:parent-style-name="Normal" style:family="paragraph">
      <style:paragraph-properties fo:margin-top="0.0833in" fo:margin-bottom="0.0833in" fo:line-height="115%" fo:margin-left="0.2479in">
        <style:tab-stops>
          <style:tab-stop style:type="left" style:leader-style="dotted" style:leader-text="." style:position="7.0368in"/>
        </style:tab-stops>
      </style:paragraph-properties>
      <style:text-properties style:font-name="Arial" style:font-name-complex="Arial" fo:font-style="italic" style:font-style-asian="italic" style:font-style-complex="italic"/>
    </style:style>
    <style:style style:name="P127" style:parent-style-name="Normal" style:family="paragraph">
      <style:paragraph-properties fo:margin-top="0.0833in" fo:margin-bottom="0.0833in" fo:line-height="115%" fo:margin-left="0.2479in">
        <style:tab-stops>
          <style:tab-stop style:type="left" style:leader-style="dotted" style:leader-text="." style:position="7.0368in"/>
        </style:tab-stops>
      </style:paragraph-properties>
      <style:text-properties style:font-name="Arial" style:font-name-complex="Arial"/>
    </style:style>
    <style:style style:name="P128" style:parent-style-name="Normal" style:family="paragraph">
      <style:paragraph-properties fo:margin-top="0.0833in" fo:line-height="115%" fo:margin-left="0.2479in" fo:text-indent="-0.2479in">
        <style:tab-stops>
          <style:tab-stop style:type="left" style:leader-style="dotted" style:leader-text="." style:position="7.0368in"/>
        </style:tab-stops>
      </style:paragraph-properties>
      <style:text-properties style:font-name="Arial" style:font-name-complex="Arial"/>
    </style:style>
    <style:style style:name="P129" style:parent-style-name="Normal" style:family="paragraph">
      <style:paragraph-properties fo:margin-bottom="0.0833in" fo:line-height="115%" fo:margin-left="0.2479in">
        <style:tab-stops>
          <style:tab-stop style:type="left" style:leader-style="dotted" style:leader-text="." style:position="7.0368in"/>
        </style:tab-stops>
      </style:paragraph-properties>
      <style:text-properties style:font-name="Arial" style:font-name-complex="Arial"/>
    </style:style>
    <style:style style:name="P130" style:parent-style-name="Normal" style:family="paragraph">
      <style:paragraph-properties fo:margin-top="0.0833in" fo:margin-bottom="0.0833in" fo:line-height="115%" fo:margin-left="0.2479in">
        <style:tab-stops/>
      </style:paragraph-properties>
      <style:text-properties style:font-name="Arial" style:font-name-complex="Arial" fo:font-style="italic" style:font-style-asian="italic" style:font-style-complex="italic"/>
    </style:style>
    <style:style style:name="P131" style:parent-style-name="Normal" style:family="paragraph">
      <style:paragraph-properties fo:line-height="115%" fo:margin-left="0.2479in" fo:text-indent="-0.2479in">
        <style:tab-stops/>
      </style:paragraph-properties>
    </style:style>
    <style:style style:name="T132" style:parent-style-name="DefaultParagraphFont" style:family="text">
      <style:text-properties style:font-name="Arial" style:font-name-complex="Arial"/>
    </style:style>
    <style:style style:name="T133" style:parent-style-name="DefaultParagraphFont" style:family="text">
      <style:text-properties style:font-name="Arial" style:font-name-complex="Arial"/>
    </style:style>
    <style:style style:name="T134" style:parent-style-name="DefaultParagraphFont" style:family="text">
      <style:text-properties style:font-name="Arial" style:font-name-complex="Arial"/>
    </style:style>
    <style:style style:name="T135" style:parent-style-name="DefaultParagraphFont" style:family="text">
      <style:text-properties style:font-name="Arial" style:font-name-complex="Arial"/>
    </style:style>
    <style:style style:name="T136" style:parent-style-name="DefaultParagraphFont" style:family="text">
      <style:text-properties style:font-name="Arial" style:font-name-complex="Arial"/>
    </style:style>
    <style:style style:name="T137" style:parent-style-name="DefaultParagraphFont" style:family="text">
      <style:text-properties style:font-name="Arial" style:font-name-complex="Arial"/>
    </style:style>
    <style:style style:name="T13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3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4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41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42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43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4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45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46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147" style:parent-style-name="Normal" style:family="paragraph">
      <style:paragraph-properties fo:line-height="115%" fo:margin-left="0.2479in">
        <style:tab-stops>
          <style:tab-stop style:type="right" style:leader-style="dotted" style:leader-text="." style:position="7.0201in"/>
        </style:tab-stops>
      </style:paragraph-properties>
    </style:style>
    <style:style style:name="T148" style:parent-style-name="DefaultParagraphFont" style:family="text">
      <style:text-properties style:font-name="Arial" style:font-name-complex="Arial"/>
    </style:style>
    <style:style style:name="P149" style:parent-style-name="Normal" style:family="paragraph">
      <style:paragraph-properties fo:text-align="end" fo:line-height="115%" fo:margin-left="0.2479in">
        <style:tab-stops/>
      </style:paragraph-properties>
      <style:text-properties style:font-name="Arial" style:font-name-complex="Arial"/>
    </style:style>
    <style:style style:name="P150" style:parent-style-name="Normal" style:family="paragraph">
      <style:paragraph-properties fo:text-align="end" fo:margin-top="0.0833in" fo:margin-bottom="0.0833in" fo:line-height="115%"/>
      <style:text-properties style:font-name="Arial" style:font-name-complex="Arial"/>
    </style:style>
    <style:style style:name="P151" style:parent-style-name="Normal" style:family="paragraph">
      <style:paragraph-properties fo:margin-top="0.0833in" fo:margin-bottom="0.0833in" fo:line-height="115%" fo:margin-left="0.2479in" fo:text-indent="-0.2479in">
        <style:tab-stops/>
      </style:paragraph-properties>
      <style:text-properties style:font-name="Arial" style:font-name-complex="Arial"/>
    </style:style>
    <style:style style:name="P152" style:parent-style-name="Normal" style:family="paragraph">
      <style:paragraph-properties fo:margin-top="0.0833in" fo:margin-bottom="0.0833in" fo:line-height="115%"/>
      <style:text-properties style:font-name="Arial" style:font-name-complex="Arial"/>
    </style:style>
    <style:style style:name="P153" style:parent-style-name="StyleTimesNewRoman10ptBefore5ptAfter5pt1" style:family="paragraph">
      <style:paragraph-properties fo:margin-top="0in" fo:margin-bottom="0.0833in" fo:line-height="115%" fo:margin-left="0.2479in" fo:text-indent="-0.2479in">
        <style:tab-stops/>
      </style:paragraph-properties>
    </style:style>
    <style:style style:name="T154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55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56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57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58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59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60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61" style:parent-style-name="StyleTimesNewRoman10pt" style:family="text">
      <style:text-properties style:font-name="Arial" style:font-name-complex="Arial" fo:font-size="12pt" style:font-size-asian="12pt" style:font-size-complex="12pt"/>
    </style:style>
    <style:style style:name="T162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63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64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65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66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67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68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69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70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T171" style:parent-style-name="StyleTimesNewRoman10ptItalic" style:family="text">
      <style:text-properties style:font-name="Arial" style:font-name-complex="Arial" fo:font-size="12pt" style:font-size-asian="12pt" style:font-size-complex="12pt"/>
    </style:style>
    <style:style style:name="P172" style:parent-style-name="Normal" style:family="paragraph">
      <style:paragraph-properties fo:margin-bottom="0.0833in" fo:line-height="115%"/>
    </style:style>
    <style:style style:name="P173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74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75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176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77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78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179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80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81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182" style:parent-style-name="Normal" style:family="paragraph">
      <style:paragraph-properties fo:text-align="end" fo:margin-bottom="0.0833in" fo:line-height="115%" fo:margin-left="0.2479in">
        <style:tab-stops/>
      </style:paragraph-properties>
    </style:style>
    <style:style style:name="P183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84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85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186" style:parent-style-name="Normal" style:family="paragraph">
      <style:paragraph-properties fo:margin-bottom="0.0833in" fo:line-height="115%" fo:margin-left="0.2479in">
        <style:tab-stops/>
      </style:paragraph-properties>
    </style:style>
    <style:style style:name="P187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88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89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190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91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92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193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94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95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196" style:parent-style-name="Normal" style:family="paragraph">
      <style:paragraph-properties fo:text-align="end" fo:margin-bottom="0.0833in" fo:line-height="115%" fo:margin-left="0.2479in">
        <style:tab-stops/>
      </style:paragraph-properties>
    </style:style>
    <style:style style:name="P197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198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199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P200" style:parent-style-name="Normal" style:family="paragraph">
      <style:paragraph-properties fo:margin-bottom="0.0833in" fo:line-height="115%"/>
    </style:style>
    <style:style style:name="P201" style:parent-style-name="Normal" style:family="paragraph">
      <style:paragraph-properties fo:margin-bottom="0.0833in" fo:line-height="115%" fo:margin-left="0.2479in">
        <style:tab-stops/>
      </style:paragraph-properties>
    </style:style>
    <style:style style:name="T202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203" style:parent-style-name="StyleTimesNewRoman10ptItalic" style:family="text">
      <style:text-properties style:font-name="Arial" style:font-name-complex="Arial" fo:font-size="12pt" style:font-size-asian="12pt"/>
    </style:style>
    <style:style style:name="T204" style:parent-style-name="StyleTimesNewRoman10ptItalic" style:family="text">
      <style:text-properties style:font-name="Arial" style:font-name-complex="Arial" fo:font-size="12pt" style:font-size-asian="12pt"/>
    </style:style>
    <style:style style:name="T205" style:parent-style-name="DefaultParagraphFont" style:family="text">
      <style:text-properties style:font-name="Arial" style:font-name-complex="Arial"/>
    </style:style>
    <style:style style:name="T206" style:parent-style-name="StyleTimesNewRoman10pt" style:family="text">
      <style:text-properties style:font-name="Arial" style:font-name-complex="Arial" fo:font-size="12pt" style:font-size-asian="12pt"/>
    </style:style>
    <style:style style:name="T207" style:parent-style-name="StyleTimesNewRoman10pt" style:family="text">
      <style:text-properties style:font-name="Arial" style:font-name-complex="Arial" fo:font-size="12pt" style:font-size-asian="12pt"/>
    </style:style>
    <style:style style:name="T208" style:parent-style-name="StyleTimesNewRoman10pt" style:family="text">
      <style:text-properties style:font-name="Arial" style:font-name-complex="Arial" fo:font-size="12pt" style:font-size-asian="12pt"/>
    </style:style>
    <style:style style:name="P209" style:parent-style-name="Normal" style:family="paragraph">
      <style:paragraph-properties fo:margin-bottom="0.0833in" fo:line-height="115%" fo:margin-left="0.2479in">
        <style:tab-stops/>
      </style:paragraph-properties>
    </style:style>
    <style:style style:name="T210" style:parent-style-name="StyleTimesNewRoman10pt" style:family="text">
      <style:text-properties style:font-name="Arial" style:font-name-complex="Arial" fo:font-size="12pt" style:font-size-asian="12pt"/>
    </style:style>
    <style:style style:name="T211" style:parent-style-name="StyleTimesNewRoman10pt" style:family="text">
      <style:text-properties style:font-name="Arial" style:font-name-complex="Arial" fo:font-size="12pt" style:font-size-asian="12pt"/>
    </style:style>
    <style:style style:name="T212" style:parent-style-name="StyleTimesNewRoman10pt" style:family="text">
      <style:text-properties style:font-name="Arial" style:font-name-complex="Arial" fo:font-size="12pt" style:font-size-asian="12pt"/>
    </style:style>
    <style:style style:name="T213" style:parent-style-name="StyleTimesNewRoman10pt" style:family="text">
      <style:text-properties style:font-name="Arial" style:font-name-complex="Arial" fo:font-size="12pt" style:font-size-asian="12pt"/>
    </style:style>
    <style:style style:name="T214" style:parent-style-name="StyleTimesNewRoman10pt" style:family="text">
      <style:text-properties style:font-name="Arial" style:font-name-complex="Arial" fo:font-size="12pt" style:font-size-asian="12pt"/>
    </style:style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Arial" style:font-name-complex="Arial"/>
    </style:style>
    <style:style style:name="P218" style:parent-style-name="Normal" style:family="paragraph">
      <style:paragraph-properties fo:margin-bottom="0.0833in" fo:line-height="115%" fo:margin-left="0.2479in" fo:text-indent="0.5in">
        <style:tab-stops/>
      </style:paragraph-properties>
    </style:style>
    <style:style style:name="T219" style:parent-style-name="DefaultParagraphFont" style:family="text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T221" style:parent-style-name="DefaultParagraphFont" style:family="text">
      <style:text-properties style:font-name="Arial" style:font-name-complex="Arial"/>
    </style:style>
    <style:style style:name="T222" style:parent-style-name="DefaultParagraphFont" style:family="text">
      <style:text-properties style:font-name="Arial" style:font-name-complex="Arial"/>
    </style:style>
    <style:style style:name="T223" style:parent-style-name="DefaultParagraphFont" style:family="text">
      <style:text-properties style:font-name="Arial" style:font-name-complex="Arial"/>
    </style:style>
    <style:style style:name="T224" style:parent-style-name="DefaultParagraphFont" style:family="text">
      <style:text-properties style:font-name="Arial" style:font-name-complex="Arial"/>
    </style:style>
    <style:style style:name="T225" style:parent-style-name="DefaultParagraphFont" style:family="text">
      <style:text-properties style:font-name="Arial" style:font-name-complex="Arial"/>
    </style:style>
    <style:style style:name="T226" style:parent-style-name="DefaultParagraphFont" style:family="text">
      <style:text-properties style:font-name="Arial" style:font-name-complex="Arial"/>
    </style:style>
    <style:style style:name="T227" style:parent-style-name="StyleTimesNewRoman10pt" style:family="text">
      <style:text-properties style:font-name="Arial" style:font-name-complex="Arial" fo:font-size="12pt" style:font-size-asian="12pt"/>
    </style:style>
    <style:style style:name="T228" style:parent-style-name="StyleTimesNewRoman10pt" style:family="text">
      <style:text-properties style:font-name="Arial" style:font-name-complex="Arial" fo:font-size="12pt" style:font-size-asian="12pt"/>
    </style:style>
    <style:style style:name="P229" style:parent-style-name="Normal" style:family="paragraph">
      <style:paragraph-properties fo:margin-bottom="0.0833in" fo:line-height="115%" fo:margin-left="0.2479in">
        <style:tab-stops>
          <style:tab-stop style:type="right" style:leader-style="dotted" style:leader-text="·" style:position="7.0201in"/>
        </style:tab-stops>
      </style:paragraph-properties>
    </style:style>
    <style:style style:name="T230" style:parent-style-name="StyleTimesNewRoman10ptItalic" style:family="text">
      <style:text-properties style:font-name="Arial" style:font-name-complex="Arial" fo:font-style="normal" style:font-style-asian="normal" style:font-style-complex="normal" fo:font-size="12pt" style:font-size-asian="12pt"/>
    </style:style>
    <style:style style:name="T231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Notice<text:s/>OF INTENTION TO BEGIN PROCEEDINGS FOR POSSESSION OF<text:s/>a<text:s/>PROPERTY<text:s/>IN ENGLAND<text:s/>let on an Assured Tenancy or an Assured Agricultural Occupancy</text:p>
      <text:p text:style-name="P7"><text:span text:style-name="T8">FORM<text:s/></text:span><text:span text:style-name="T9">NO.<text:s/></text:span><text:span text:style-name="T10">3</text:span></text:p>
      <text:p text:style-name="P11">Housing Act 1988 section 8 (as amended)</text:p>
      <text:p text:style-name="P12"><text:span text:style-name="T13">INFORMATION FOR THE TENANT</text:span></text:p>
      <text:p text:style-name="P14"><text:span text:style-name="T15">This notice tells you that your landlord<text:s/></text:span><text:span text:style-name="T16">intends to begin proceedings for possession of</text:span><text:span text:style-name="T17"><text:s/>the<text:s/></text:span><text:span text:style-name="T18">property<text:s/></text:span><text:span text:style-name="T19">identified in section 2</text:span><text:span text:style-name="T20">.</text:span><text:span text:style-name="T21"><text:s/></text:span><text:span text:style-name="T22">You should read it carefully</text:span><text:span text:style-name="T23"><text:s/>and seek advice about your circumstances as quickly as possible</text:span><text:span text:style-name="T24">.</text:span></text:p>
      <text:p text:style-name="P25"><text:span text:style-name="T26">The earliest date on which<text:s/></text:span><text:span text:style-name="T27">possession proceedings can be</text:span><text:span text:style-name="T28">gin</text:span><text:span text:style-name="T29"><text:s/>will depend on the ground(s) on which possession is sought</text:span><text:span text:style-name="T30"><text:s/>and is given in section 5</text:span><text:span text:style-name="T31"><text:s/>of the notice</text:span><text:span text:style-name="T32">.</text:span><text:span text:style-name="T33"><text:s/></text:span></text:p>
      <text:p text:style-name="P34">If you are worried about this notice, and what you should do about it, take it immediately to Citizens Advice, a housing advice centre, a law centre or a solicitor.<text:s/></text:p>
      <text:p text:style-name="Normal"><text:span text:style-name="T35">If you are a debtor and you are in a ‘breathing space’, you should inform your debt advisor.</text:span></text:p>
      <text:p text:style-name="P36"/>
      <text:p text:style-name="P37">If you believe you are at risk of homelessness as a result of receiving this notice, you should contact your local authority for support.</text:p>
      <text:p text:style-name="P38"><text:span text:style-name="T39">Free independent advice is also available from Shelterline on 0808 800 4444 or via the Shelter website at:<text:s/></text:span><text:a xlink:href="https://gbr01.safelinks.protection.outlook.com/?url=https%3A%2F%2Fwww.shelter.org.uk%2F&amp;data=04%7C01%7CMary.Martil%40communities.gov.uk%7C9f0a9ad71a8d406adf1708d96d5c5b3c%7Cbf3468109c7d43dea87224a2ef3995a8%7C0%7C0%7C637661065711023946%7CUnknown%7CTWFpbGZsb3d8eyJWIjoiMC4wLjAwMDAiLCJQIjoiV2luMzIiLCJBTiI6Ik1haWwiLCJXVCI6Mn0%3D%7C1000&amp;sdata=m1Nv5%2BSQ1cOxWFc1Cni2rDh5mkRZJsQjZ8B6p638NXk%3D&amp;reserved=0" office:target-frame-name="_top" xlink:show="replace"><text:span text:style-name="T40">https://www.shelter.org.uk/</text:span></text:a><text:span text:style-name="T41">.</text:span></text:p>
      <text:p text:style-name="Normal"><text:span text:style-name="T42">Further information about this notice and the possession process can be found at:<text:s/></text:span><text:a xlink:href="https://gbr01.safelinks.protection.outlook.com/?url=https%3A%2F%2Fwww.gov.uk%2Fgovernment%2Fpublications%2Funderstanding-the-possession-action-process-guidance-for-landlords-and-tenants&amp;data=04%7C01%7CMary.Martil%40communities.gov.uk%7C9f0a9ad71a8d406adf1708d96d5c5b3c%7Cbf3468109c7d43dea87224a2ef3995a8%7C0%7C0%7C637661065711033897%7CUnknown%7CTWFpbGZsb3d8eyJWIjoiMC4wLjAwMDAiLCJQIjoiV2luMzIiLCJBTiI6Ik1haWwiLCJXVCI6Mn0%3D%7C1000&amp;sdata=X1TZ2u1Azb%2F%2Flx%2BOOy1BiWcej30YtRx1IYc6%2FIZlwnE%3D&amp;reserved=0" office:target-frame-name="_top" xlink:show="replace"><text:span text:style-name="T43">https://www.gov.uk/government/publications/understanding-the-possession-action-process-guidance-for-landlords-and-tenants</text:span></text:a></text:p>
      <text:p text:style-name="P44"/>
      <text:p text:style-name="P45"><text:span text:style-name="T46">1</text:span><text:span text:style-name="T47">.</text:span><text:span text:style-name="T48"><text:s text:c="2"/>To:</text:span><text:span text:style-name="T49"><text:s/></text:span><text:span text:style-name="T50">(insert full name(s) of tenant(s) / licensee(s))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/text:p>
      <text:p text:style-name="P56"/>
      <text:p text:style-name="P57"><text:span text:style-name="T58">2</text:span><text:span text:style-name="T59">.</text:span><text:span text:style-name="T60"><text:s text:c="2"/>Your landlord</text:span><text:span text:style-name="T61"><text:s/></text:span><text:span text:style-name="T62">/</text:span><text:span text:style-name="T63"><text:s/></text:span><text:span text:style-name="T64">licensor</text:span><text:span text:style-name="T65"><text:s/></text:span><text:span text:style-name="T66">intends to apply to the court for an order requiring you to give up possession of:</text:span><text:span text:style-name="T67"><text:s/></text:span><text:span text:style-name="T68">(insert address of</text:span><text:span text:style-name="T69"><text:s/>property</text:span><text:span text:style-name="T70">)</text:span><text:span text:style-name="T71"><text:s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/text:p>
      <text:p text:style-name="P80"/>
      <text:p text:style-name="P81"><text:span text:style-name="T82">3</text:span><text:span text:style-name="T83">.</text:span><text:span text:style-name="T84"><text:s text:c="2"/>Your landlord</text:span><text:span text:style-name="T85"><text:s/></text:span><text:span text:style-name="T86">/</text:span><text:span text:style-name="T87"><text:s/></text:span><text:span text:style-name="T88">licensor intends to seek possession on ground(s)</text:span><text:span text:style-name="T89">:<text:s/></text:span><text:span text:style-name="T90">(insert</text:span><text:span text:style-name="T91"><text:s/>relevant ground(s)</text:span><text:span text:style-name="T92">)</text:span><text:span text:style-name="T93"><text:s/></text:span></text:p>
      <text:p text:style-name="P94"><text:span text:style-name="T95"><text:tab/></text:span><text:span text:style-name="T96"><text:tab/><text:s/></text:span><text:span text:style-name="T97"><text:s/></text:span></text:p>
      <text:p text:style-name="P98"><text:span text:style-name="T99"><text:tab/></text:span><text:span text:style-name="T100"><text:tab/></text:span><text:span text:style-name="T101">in Schedule 2 to the Housing Act 1988 (as amended), which read</text:span><text:span text:style-name="T102">(</text:span><text:span text:style-name="T103">s</text:span><text:span text:style-name="T104">)</text:span><text:span text:style-name="T105">:</text:span></text:p>
      <text:p text:style-name="P106">Give the full text (as set out in Schedule 2 of the Housing Act 1988 (as amended)) of each ground which is being relied on.<text:s/></text:p>
      <text:p text:style-name="P107"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/text:p>
      <text:p text:style-name="P126">(Continue on a separate sheet if necessary.)</text:p>
      <text:p text:style-name="P127"/>
      <text:p text:style-name="P128">4.<text:tab/>Give a full explanation of why each ground is being relied on:</text:p>
      <text:p text:style-name="P129"><text:tab/><text:tab/><text:tab/><text:tab/><text:tab/><text:bookmark-start text:name="_Hlk78820419"/><text:tab/><text:bookmark-end text:name="_Hlk78820419"/><text:tab/><text:tab/><text:tab/><text:tab/><text:tab/><text:tab/><text:tab/><text:tab/><text:tab/><text:tab/><text:tab/></text:p>
      <text:soft-page-break/>
      <text:p text:style-name="P130">(Continue on a separate sheet if necessary.)<text:s/></text:p>
      <text:p text:style-name="P131"><text:span text:style-name="T132">5</text:span><text:span text:style-name="T133">.</text:span><text:span text:style-name="T134"><text:tab/></text:span><text:span text:style-name="T135">The court proceedings will not begin</text:span><text:span text:style-name="T136"><text:s/>earlier than</text:span><text:span text:style-name="T137">:<text:s/></text:span><text:span text:style-name="T138">(insert<text:s/></text:span><text:span text:style-name="T139">a<text:s/></text:span><text:span text:style-name="T140">calendar date</text:span><text:span text:style-name="T141"><text:s/>in accordance with the notice period required<text:s/></text:span><text:span text:style-name="T142">for the ground(s) being relied on as set out in section 8 Housing Act 1988</text:span><text:span text:style-name="T143"><text:s/>(</text:span><text:span text:style-name="T144">as amended</text:span><text:span text:style-name="T145">)</text:span><text:span text:style-name="T146">)</text:span></text:p>
      <text:p text:style-name="P147"><text:bookmark-start text:name="_Hlk79050847"/><text:span text:style-name="T148"><text:tab/></text:span></text:p>
      <text:p text:style-name="P149"/>
      <text:p text:style-name="P150"><text:bookmark-end text:name="_Hlk79050847"/></text:p>
      <text:p text:style-name="P151">6.<text:tab/>If your landlord<text:s/>/ licensor<text:s/>does not apply to the court within a given timeframe this notice will lapse.<text:s/>The latest date<text:s/>for court proceedings to begin is<text:s/>12 months<text:s/>from the date of service of this notice, subject to any<text:s/>extension in accordance with the Debt Respite Scheme (Breathing Space Moratorium and Mental Health Crisis Moratorium) (England and Wales) Regulations 2020.<text:s/></text:p>
      <text:p text:style-name="P152"/>
      <text:p text:style-name="P153"><text:span text:style-name="T154">7</text:span><text:span text:style-name="T155">.</text:span><text:span text:style-name="T156"><text:tab/></text:span><text:span text:style-name="T157">Name and address of landlord</text:span><text:span text:style-name="T158">,</text:span><text:span text:style-name="T159"><text:s/>licensor<text:s/></text:span><text:span text:style-name="T160">or landlord’s agent:</text:span><text:span text:style-name="T161"><text:line-break/></text:span><text:span text:style-name="T162">(To be completed in full by the landlord</text:span><text:span text:style-name="T163">,<text:s/></text:span><text:span text:style-name="T164">licensor</text:span><text:span text:style-name="T165">, or, in the case of joint landlords</text:span><text:span text:style-name="T166"><text:s/>/ licensors</text:span><text:span text:style-name="T167">, at least one of the joint landlords</text:span><text:span text:style-name="T168"><text:s/>/ licensors</text:span><text:span text:style-name="T169">, or by someone authorised to give notice on the landlord’s<text:s/></text:span><text:span text:style-name="T170">/ licensor’s<text:s/></text:span><text:span text:style-name="T171">behalf.) <text:s/></text:span></text:p>
      <text:p text:style-name="P172"/>
      <text:p text:style-name="P173"><text:span text:style-name="T174">Signed</text:span><text:span text:style-name="T175"><text:tab/></text:span></text:p>
      <text:p text:style-name="P176"><text:span text:style-name="T177">Name<text:s/></text:span><text:span text:style-name="T178"><text:tab/></text:span></text:p>
      <text:p text:style-name="P179"><text:span text:style-name="T180">Address<text:s/></text:span><text:span text:style-name="T181"><text:tab/></text:span></text:p>
      <text:p text:style-name="P182"/>
      <text:p text:style-name="P183"><text:span text:style-name="T184">Telephone number</text:span><text:span text:style-name="T185"><text:tab/></text:span></text:p>
      <text:p text:style-name="P186"/>
      <text:p text:style-name="P187"><text:span text:style-name="T188">Signed</text:span><text:span text:style-name="T189"><text:tab/></text:span></text:p>
      <text:p text:style-name="P190"><text:span text:style-name="T191">Name<text:s/></text:span><text:span text:style-name="T192"><text:tab/></text:span></text:p>
      <text:p text:style-name="P193"><text:span text:style-name="T194">Address<text:s/></text:span><text:span text:style-name="T195"><text:tab/></text:span></text:p>
      <text:p text:style-name="P196"/>
      <text:p text:style-name="P197"><text:span text:style-name="T198">Telephone number</text:span><text:span text:style-name="T199"><text:tab/></text:span></text:p>
      <text:p text:style-name="P200"/>
      <text:p text:style-name="P201"><text:span text:style-name="T202">Capacity<text:s/></text:span><text:span text:style-name="T203">(please tick):<text:s/></text:span><text:span text:style-name="T204"><text:tab/></text:span><text:span text:style-name="T205"><text:s/></text:span><text:span text:style-name="T206">landlord</text:span><text:span text:style-name="T207"><text:s/>/ licensor</text:span><text:span text:style-name="T208"><text:s text:c="2"/></text:span></text:p>
      <text:p text:style-name="P209"><text:span text:style-name="T210"><text:s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s/>joint landlord(s)</text:span><text:span text:style-name="T216"><text:s/>/ licensor(s)</text:span><text:span text:style-name="T217"><text:s text:c="6"/></text:span></text:p>
      <text:p text:style-name="P218"><text:span text:style-name="T219"><text:s/></text:span><text:span text:style-name="T220"><text:tab/></text:span><text:span text:style-name="T221"><text:tab/></text:span><text:span text:style-name="T222"><text:tab/></text:span><text:span text:style-name="T223"><text:s/>landlord</text:span><text:span text:style-name="T224">’s</text:span><text:span text:style-name="T225"><text:s/>/ licensor</text:span><text:span text:style-name="T226">’s agent</text:span><text:span text:style-name="T227"><text:line-break/></text:span><text:span text:style-name="T228"><text:line-break/></text:span></text:p>
      <text:p text:style-name="P229"><text:span text:style-name="T230">Date</text:span><text:span text:style-name="T23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Frutiger LT Std 45 Light" svg:font-family="Frutiger LT Std 45 Light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text-align="justify" fo:margin-left="0.5in">
        <style:tab-stops>
          <style:tab-stop style:type="left" style:position="-1in"/>
        </style:tab-stops>
      </style:paragraph-properties>
      <style:text-properties fo:letter-spacing="-0.0013in" style:font-size-complex="10pt"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StyleTimesNewRoman10ptBefore5ptAfter5pt1" style:display-name="Style Times New Roman 10 pt Before:  5 pt After:  5 pt1" style:family="paragraph" style:parent-style-name="Normal">
      <style:paragraph-properties fo:margin-top="0.0694in" fo:margin-bottom="0.0694in"/>
      <style:text-properties style:font-name="Frutiger LT Std 45 Light" fo:font-size="10pt" style:font-size-asian="10pt" style:font-size-complex="10pt" fo:hyphenate="false"/>
    </style:style>
    <style:style style:name="StyleTimesNewRoman10ptItalic" style:display-name="Style Times New Roman 10 pt Italic" style:family="text">
      <style:text-properties style:font-name="Frutiger LT Std 45 Light" fo:font-style="italic" style:font-style-asian="italic" style:font-style-complex="italic" fo:font-size="10pt" style:font-size-asian="10pt"/>
    </style:style>
    <style:style style:name="StyleTimesNewRoman" style:display-name="Style Times New Roman" style:family="text">
      <style:text-properties style:font-name="Frutiger LT Std 45 Light"/>
    </style:style>
    <style:style style:name="StyleTimesNewRoman10pt" style:display-name="Style Times New Roman 10 pt" style:family="text">
      <style:text-properties style:font-name="Frutiger LT Std 45 Light" fo:font-size="10pt" style:font-size-asian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rmaltextrun" style:display-name="normaltextru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Times New Roma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a" style:num-letter-sync="true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bullet text:level="2" text:style-name="WW_CharLFO2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bullet text:level="2" text:style-name="WW_CharLFO3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format="a" style:num-letter-sync="true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bullet text:level="2" text:style-name="WW_CharLFO4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<text:span text:style-name="T3">Page<text:s/></text:span><text:span text:style-name="T4"><text:page-number text:fixed="false">2</text:page-number></text:span><text:span text:style-name="T5"><text:s/>of<text:s/></text:span><text:span text:style-name="T6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keyword>Longer Notice Periods Sept 21 SI</meta:keyword>
    <meta:initial-creator>KFishpoo</meta:initial-creator>
    <dc:creator>John Norman</dc:creator>
    <meta:creation-date>2021-09-30T16:04:00Z</meta:creation-date>
    <dc:date>2021-09-30T16:04:00Z</dc:date>
    <meta:template xlink:href="Normal" xlink:type="simple"/>
    <meta:editing-cycles>2</meta:editing-cycles>
    <meta:editing-duration>PT0S</meta:editing-duration>
    <meta:user-defined meta:name="docIndexRef">bcb36f85-8fd3-40bc-b335-4233bc9beb2e</meta:user-defined>
    <meta:user-defined meta:name="bjDocumentSecurityLabel">No Marking</meta:user-defined>
    <meta:user-defined meta:name="bjSaver">OUYwboSNn+6E8A+zLU5tGvow4sidGhV0</meta:user-defined>
    <meta:user-defined meta:name="ContentTypeId">0x010100173619ADFD787940A7DFEF512877A3C7</meta:user-defined>
    <meta:user-defined meta:name="Order" meta:value-type="float">100</meta:user-defined>
    <meta:user-defined meta:name="TaxKeyword">420;#Longer Notice Periods Sept 21 SI|20699974-2fc5-4bca-91df-8290e54faec5</meta:user-defined>
    <meta:document-statistic meta:page-count="3" meta:paragraph-count="8" meta:word-count="620" meta:character-count="4151" meta:row-count="29" meta:non-whitespace-character-count="3539"/>
  </office:meta>
</office:document-meta>
</file>